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ArrayPropertyEditorTests.vanill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ArrayPropertyEditorTests.strictSystemPropertyReplacementWith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ArrayPropertyEditorTests.systemPropertyRe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ArrayPropertyEditorTests.patter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